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2" style:family="paragraph">
      <style:paragraph-properties style:register-true="true"/>
      <style:text-properties fo:font-size="12pt"/>
    </style:style>
    <style:style style:name="P3" style:family="paragraph">
      <style:paragraph-properties style:register-true="false"/>
      <style:text-properties fo:font-size="12pt"/>
    </style:style>
  </office:automatic-styles>
  <office:body>
    <office:text>
      <text:p text:style-name="P2">
When you define a paragraph, Paragraph Style, or a Page Style as register-true, the base lines of the affected 
characters are aligned to a vertical page grid, regardless of font size or of the presence of graphics. This is an 
example of set register-true to be true.    
   </text:p>
      <text:p/>
      <text:p text:style-name="P3">
When you define a paragraph, Paragraph Style, or a Page Style as register-true, the base lines of the affected 
characters are aligned to a vertical page grid, regardless of font size or of the presence of graphics.  
This is an example of set register-false to be false.   
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P1" style:display-name="P1" style:family="paragraph" style:class="text">
      <style:text-properties style:font-name="Bitstream Vera Sans" fo:font-size="25pt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 style:register-truth-ref-style-name="P1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